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72in"/>
    </style:style>
    <style:style style:name="co2" style:family="table-column">
      <style:table-column-properties fo:break-before="auto" style:column-width="1.3689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 fo:border="none"/>
    </style:style>
    <style:style style:name="ce15" style:family="table-cell" style:parent-style-name="Default" style:data-style-name="N3">
      <style:table-cell-properties fo:border-bottom="0.99pt solid #000000" fo:border-left="none" fo:border-right="none" fo:border-top="none"/>
    </style:style>
    <style:style style:name="ce10" style:family="table-cell" style:parent-style-name="Default">
      <style:table-cell-properties fo:border-bottom="0.99pt solid #000000" fo:background-color="#dddddd" fo:border-left="none" fo:border-right="none" fo:border-top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3">
      <style:table-cell-properties fo:border-bottom="0.99pt solid #000000" fo:background-color="transparent" fo:border-left="none" fo:border-right="none" fo:border-top="none"/>
    </style:style>
    <style:style style:name="ce11" style:family="table-cell" style:parent-style-name="Default">
      <style:table-cell-properties fo:border-bottom="0.99pt solid #000000" fo:border-left="none" fo:border-right="none" fo:border-top="none"/>
    </style:style>
    <style:style style:name="ce20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" style:family="table-cell" style:parent-style-name="Default" style:data-style-name="N3">
      <style:table-cell-properties fo:background-color="#dddddd"/>
    </style:style>
    <style:style style:name="ce6" style:family="table-cell" style:parent-style-name="Default" style:data-style-name="N3"/>
    <style:style style:name="ce23" style:family="table-cell" style:parent-style-name="Default" style:data-style-name="N3">
      <style:table-cell-properties fo:background-color="#dddddd" fo:border="none"/>
    </style:style>
    <style:style style:name="ce14" style:family="table-cell" style:parent-style-name="Default" style:data-style-name="N3">
      <style:table-cell-properties fo:border-bottom="0.99pt solid #000000" fo:background-color="#dddddd" fo:border-left="none" fo:border-right="none" fo:border-top="none"/>
    </style:style>
    <style:style style:name="ce25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number-columns-repeated="6" table:default-cell-style-name="ce7"/>
        <table:table-row table:style-name="ro1">
          <table:table-cell table:style-name="ce1" office:value-type="string" calcext:value-type="string">
            <text:p>Concept 3: Empirical Cost Measurements</text:p>
          </table:table-cell>
          <table:table-cell table:style-name="ce1"/>
          <table:table-cell table:style-name="Default" table:number-columns-repeated="7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5" office:value-type="string" calcext:value-type="string" table:number-columns-spanned="2" table:number-rows-spanned="1">
            <text:p>Test</text:p>
          </table:table-cell>
          <table:covered-table-cell table:style-name="ce5"/>
          <table:table-cell table:style-name="ce5" office:value-type="string" calcext:value-type="string">
            <text:p>Deploy Contract</text:p>
          </table:table-cell>
          <table:table-cell table:style-name="ce5" office:value-type="string" calcext:value-type="string" table:number-columns-spanned="5" table:number-rows-spanned="1">
            <text:p>Transaction</text:p>
          </table:table-cell>
          <table:covered-table-cell table:number-columns-repeated="4" table:style-name="ce5"/>
          <table:table-cell table:style-name="ce5" office:value-type="string" calcext:value-type="string">
            <text:p>Result</text:p>
          </table:table-cell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un</text:p>
          </table:table-cell>
          <table:table-cell table:style-name="ce3"/>
          <table:table-cell table:style-name="ce3" office:value-type="string" calcext:value-type="string">
            <text:p>Pay Fund</text:p>
          </table:table-cell>
          <table:table-cell table:style-name="ce3" office:value-type="string" calcext:value-type="string">
            <text:p>Publish Hash</text:p>
          </table:table-cell>
          <table:table-cell table:style-name="ce3" office:value-type="string" calcext:value-type="string">
            <text:p>Publish Proof</text:p>
          </table:table-cell>
          <table:table-cell table:style-name="ce3" office:value-type="string" calcext:value-type="string">
            <text:p>Multiplier</text:p>
          </table:table-cell>
          <table:table-cell table:style-name="ce3" office:value-type="string" calcext:value-type="string">
            <text:p>Run</text:p>
          </table:table-cell>
          <table:table-cell table:style-name="ce3"/>
        </table:table-row>
        <table:table-row table:style-name="ro2">
          <table:table-cell office:value-type="string" calcext:value-type="string">
            <text:p>Array linear on-chain</text:p>
          </table:table-cell>
          <table:table-cell office:value-type="string" calcext:value-type="string">
            <text:p>array size = 25</text:p>
          </table:table-cell>
          <table:table-cell office:value-type="float" office:value="191433" calcext:value-type="float">
            <text:p>191,433</text:p>
          </table:table-cell>
          <table:table-cell table:number-columns-repeated="4"/>
          <table:table-cell office:value-type="float" office:value="51601" calcext:value-type="float">
            <text:p>51,601</text:p>
          </table:table-cell>
          <table:table-cell table:formula="of:=[.C5]+[.D5]+[.E5]+[.G5]*[.F5]+[.H5]" office:value-type="float" office:value="243034" calcext:value-type="float">
            <text:p>243,034</text:p>
          </table:table-cell>
        </table:table-row>
        <table:table-row table:style-name="ro2">
          <table:table-cell/>
          <table:table-cell office:value-type="string" calcext:value-type="string">
            <text:p>array size = 50</text:p>
          </table:table-cell>
          <table:table-cell office:value-type="float" office:value="191433" calcext:value-type="float">
            <text:p>191,433</text:p>
          </table:table-cell>
          <table:table-cell table:number-columns-repeated="4"/>
          <table:table-cell office:value-type="float" office:value="61056" calcext:value-type="float">
            <text:p>61,056</text:p>
          </table:table-cell>
          <table:table-cell table:formula="of:=[.C6]+[.D6]+[.E6]+[.G6]*[.F6]+[.H6]" office:value-type="float" office:value="252489" calcext:value-type="float">
            <text:p>252,489</text:p>
          </table:table-cell>
        </table:table-row>
        <table:table-row table:style-name="ro2">
          <table:table-cell/>
          <table:table-cell office:value-type="string" calcext:value-type="string">
            <text:p>array size = 75</text:p>
          </table:table-cell>
          <table:table-cell office:value-type="float" office:value="191433" calcext:value-type="float">
            <text:p>191,433</text:p>
          </table:table-cell>
          <table:table-cell table:number-columns-repeated="4"/>
          <table:table-cell office:value-type="float" office:value="70512" calcext:value-type="float">
            <text:p>70,512</text:p>
          </table:table-cell>
          <table:table-cell table:formula="of:=[.C7]+[.D7]+[.E7]+[.G7]*[.F7]+[.H7]" office:value-type="float" office:value="261945" calcext:value-type="float">
            <text:p>261,945</text:p>
          </table:table-cell>
        </table:table-row>
        <table:table-row table:style-name="ro2">
          <table:table-cell/>
          <table:table-cell office:value-type="string" calcext:value-type="string">
            <text:p>array size = 100</text:p>
          </table:table-cell>
          <table:table-cell office:value-type="float" office:value="191433" calcext:value-type="float">
            <text:p>191,433</text:p>
          </table:table-cell>
          <table:table-cell table:number-columns-repeated="4"/>
          <table:table-cell office:value-type="float" office:value="79971" calcext:value-type="float">
            <text:p>79,971</text:p>
          </table:table-cell>
          <table:table-cell table:formula="of:=[.C8]+[.D8]+[.E8]+[.G8]*[.F8]+[.H8]" office:value-type="float" office:value="271404" calcext:value-type="float">
            <text:p>271,404</text:p>
          </table:table-cell>
        </table:table-row>
        <table:table-row table:style-name="ro2">
          <table:table-cell table:style-name="Default" office:value-type="string" calcext:value-type="string">
            <text:p>Array linear protocol</text:p>
          </table:table-cell>
          <table:table-cell table:style-name="Default" office:value-type="string" calcext:value-type="string">
            <text:p>array size = 25</text:p>
          </table:table-cell>
          <table:table-cell table:style-name="ce6" office:value-type="float" office:value="1317829" calcext:value-type="float">
            <text:p>1,317,829</text:p>
          </table:table-cell>
          <table:table-cell table:style-name="ce6" office:value-type="float" office:value="62364" calcext:value-type="float">
            <text:p>62,364</text:p>
          </table:table-cell>
          <table:table-cell table:style-name="ce6" office:value-type="float" office:value="43849" calcext:value-type="float">
            <text:p>43,849</text:p>
          </table:table-cell>
          <table:table-cell table:style-name="ce6" table:number-columns-repeated="2"/>
          <table:table-cell table:style-name="ce6" office:value-type="float" office:value="52338" calcext:value-type="float">
            <text:p>52,338</text:p>
          </table:table-cell>
          <table:table-cell table:style-name="ce6" table:formula="of:=[.C9]+[.D9]+[.E9]+[.G9]*[.F9]+[.H9]" office:value-type="float" office:value="1476380" calcext:value-type="float">
            <text:p>1,476,380</text:p>
          </table:table-cell>
        </table:table-row>
        <table:table-row table:style-name="ro2">
          <table:table-cell table:style-name="Default" office:value-type="string" calcext:value-type="string">
            <text:p>(no reward)</text:p>
          </table:table-cell>
          <table:table-cell table:style-name="Default" office:value-type="string" calcext:value-type="string">
            <text:p>array size = 50</text:p>
          </table:table-cell>
          <table:table-cell table:style-name="ce6" office:value-type="float" office:value="1317829" calcext:value-type="float">
            <text:p>1,317,829</text:p>
          </table:table-cell>
          <table:table-cell table:style-name="ce6" office:value-type="float" office:value="62364" calcext:value-type="float">
            <text:p>62,364</text:p>
          </table:table-cell>
          <table:table-cell table:style-name="ce6" office:value-type="float" office:value="43849" calcext:value-type="float">
            <text:p>43,849</text:p>
          </table:table-cell>
          <table:table-cell table:style-name="ce6" table:number-columns-repeated="2"/>
          <table:table-cell table:style-name="ce6" office:value-type="float" office:value="63192" calcext:value-type="float">
            <text:p>63,192</text:p>
          </table:table-cell>
          <table:table-cell table:style-name="ce6" table:formula="of:=[.C10]+[.D10]+[.E10]+[.G10]*[.F10]+[.H10]" office:value-type="float" office:value="1487234" calcext:value-type="float">
            <text:p>1,487,234</text:p>
          </table:table-cell>
        </table:table-row>
        <table:table-row table:style-name="ro2">
          <table:table-cell table:style-name="Default" office:value-type="string" calcext:value-type="string">
            <text:p>(no counterexample)</text:p>
          </table:table-cell>
          <table:table-cell table:style-name="Default" office:value-type="string" calcext:value-type="string">
            <text:p>array size = 75</text:p>
          </table:table-cell>
          <table:table-cell table:style-name="ce6" office:value-type="float" office:value="1317829" calcext:value-type="float">
            <text:p>1,317,829</text:p>
          </table:table-cell>
          <table:table-cell table:style-name="ce6" office:value-type="float" office:value="62364" calcext:value-type="float">
            <text:p>62,364</text:p>
          </table:table-cell>
          <table:table-cell table:style-name="ce6" office:value-type="float" office:value="43849" calcext:value-type="float">
            <text:p>43,849</text:p>
          </table:table-cell>
          <table:table-cell table:style-name="ce6" table:number-columns-repeated="2"/>
          <table:table-cell table:style-name="ce6" office:value-type="float" office:value="74049" calcext:value-type="float">
            <text:p>74,049</text:p>
          </table:table-cell>
          <table:table-cell table:style-name="ce6" table:formula="of:=[.C11]+[.D11]+[.E11]+[.G11]*[.F11]+[.H11]" office:value-type="float" office:value="1498091" calcext:value-type="float">
            <text:p>1,498,091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array size = 100</text:p>
          </table:table-cell>
          <table:table-cell table:style-name="ce6" office:value-type="float" office:value="1317829" calcext:value-type="float">
            <text:p>1,317,829</text:p>
          </table:table-cell>
          <table:table-cell table:style-name="ce6" office:value-type="float" office:value="62364" calcext:value-type="float">
            <text:p>62,364</text:p>
          </table:table-cell>
          <table:table-cell table:style-name="ce6" office:value-type="float" office:value="43849" calcext:value-type="float">
            <text:p>43,849</text:p>
          </table:table-cell>
          <table:table-cell table:style-name="ce6" table:number-columns-repeated="2"/>
          <table:table-cell table:style-name="ce6" office:value-type="float" office:value="84908" calcext:value-type="float">
            <text:p>84,908</text:p>
          </table:table-cell>
          <table:table-cell table:style-name="ce6" table:formula="of:=[.C12]+[.D12]+[.E12]+[.G12]*[.F12]+[.H12]" office:value-type="float" office:value="1508950" calcext:value-type="float">
            <text:p>1,508,950</text:p>
          </table:table-cell>
        </table:table-row>
        <table:table-row table:style-name="ro2">
          <table:table-cell office:value-type="string" calcext:value-type="string">
            <text:p>Array linear protocol</text:p>
          </table:table-cell>
          <table:table-cell office:value-type="string" calcext:value-type="string">
            <text:p>array size = 25</text:p>
          </table:table-cell>
          <table:table-cell office:value-type="float" office:value="1317829" calcext:value-type="float">
            <text:p>1,317,829</text:p>
          </table:table-cell>
          <table:table-cell office:value-type="float" office:value="62364" calcext:value-type="float">
            <text:p>62,364</text:p>
          </table:table-cell>
          <table:table-cell office:value-type="float" office:value="43849" calcext:value-type="float">
            <text:p>43,849</text:p>
          </table:table-cell>
          <table:table-cell office:value-type="float" office:value="104671" calcext:value-type="float">
            <text:p>104,671</text:p>
          </table:table-cell>
          <table:table-cell office:value-type="float" office:value="2" calcext:value-type="float">
            <text:p>2</text:p>
          </table:table-cell>
          <table:table-cell office:value-type="float" office:value="61780" calcext:value-type="float">
            <text:p>61,780</text:p>
          </table:table-cell>
          <table:table-cell table:formula="of:=[.C13]+[.D13]+[.E13]+[.G13]*[.F13]+[.H13]" office:value-type="float" office:value="1695164" calcext:value-type="float">
            <text:p>1,695,164</text:p>
          </table:table-cell>
        </table:table-row>
        <table:table-row table:style-name="ro2">
          <table:table-cell office:value-type="string" calcext:value-type="string">
            <text:p>(one reward)</text:p>
          </table:table-cell>
          <table:table-cell office:value-type="string" calcext:value-type="string">
            <text:p>array size = 50</text:p>
          </table:table-cell>
          <table:table-cell office:value-type="float" office:value="1317829" calcext:value-type="float">
            <text:p>1,317,829</text:p>
          </table:table-cell>
          <table:table-cell office:value-type="float" office:value="62364" calcext:value-type="float">
            <text:p>62,364</text:p>
          </table:table-cell>
          <table:table-cell office:value-type="float" office:value="43849" calcext:value-type="float">
            <text:p>43,849</text:p>
          </table:table-cell>
          <table:table-cell office:value-type="float" office:value="104671" calcext:value-type="float">
            <text:p>104,671</text:p>
          </table:table-cell>
          <table:table-cell office:value-type="float" office:value="2" calcext:value-type="float">
            <text:p>2</text:p>
          </table:table-cell>
          <table:table-cell office:value-type="float" office:value="67208" calcext:value-type="float">
            <text:p>67,208</text:p>
          </table:table-cell>
          <table:table-cell table:formula="of:=[.C14]+[.D14]+[.E14]+[.G14]*[.F14]+[.H14]" office:value-type="float" office:value="1700592" calcext:value-type="float">
            <text:p>1,700,592</text:p>
          </table:table-cell>
        </table:table-row>
        <table:table-row table:style-name="ro2">
          <table:table-cell office:value-type="string" calcext:value-type="string">
            <text:p>(no counterexample)</text:p>
          </table:table-cell>
          <table:table-cell office:value-type="string" calcext:value-type="string">
            <text:p>array size = 75</text:p>
          </table:table-cell>
          <table:table-cell office:value-type="float" office:value="1317829" calcext:value-type="float">
            <text:p>1,317,829</text:p>
          </table:table-cell>
          <table:table-cell office:value-type="float" office:value="62364" calcext:value-type="float">
            <text:p>62,364</text:p>
          </table:table-cell>
          <table:table-cell office:value-type="float" office:value="43849" calcext:value-type="float">
            <text:p>43,849</text:p>
          </table:table-cell>
          <table:table-cell office:value-type="float" office:value="104671" calcext:value-type="float">
            <text:p>104,671</text:p>
          </table:table-cell>
          <table:table-cell office:value-type="float" office:value="2" calcext:value-type="float">
            <text:p>2</text:p>
          </table:table-cell>
          <table:table-cell office:value-type="float" office:value="72636" calcext:value-type="float">
            <text:p>72,636</text:p>
          </table:table-cell>
          <table:table-cell table:formula="of:=[.C15]+[.D15]+[.E15]+[.G15]*[.F15]+[.H15]" office:value-type="float" office:value="1706020" calcext:value-type="float">
            <text:p>1,706,020</text:p>
          </table:table-cell>
        </table:table-row>
        <table:table-row table:style-name="ro2">
          <table:table-cell table:style-name="ce12"/>
          <table:table-cell table:style-name="ce12" office:value-type="string" calcext:value-type="string">
            <text:p>array size = 100</text:p>
          </table:table-cell>
          <table:table-cell table:style-name="ce23" office:value-type="float" office:value="1317829" calcext:value-type="float">
            <text:p>1,317,829</text:p>
          </table:table-cell>
          <table:table-cell table:style-name="ce23" office:value-type="float" office:value="62364" calcext:value-type="float">
            <text:p>62,364</text:p>
          </table:table-cell>
          <table:table-cell table:style-name="ce23" office:value-type="float" office:value="43849" calcext:value-type="float">
            <text:p>43,849</text:p>
          </table:table-cell>
          <table:table-cell table:style-name="ce23" office:value-type="float" office:value="104671" calcext:value-type="float">
            <text:p>104,67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8066" calcext:value-type="float">
            <text:p>78,066</text:p>
          </table:table-cell>
          <table:table-cell table:formula="of:=[.C16]+[.D16]+[.E16]+[.G16]*[.F16]+[.H16]" office:value-type="float" office:value="1711450" calcext:value-type="float">
            <text:p>1,711,450</text:p>
          </table:table-cell>
        </table:table-row>
        <table:table-row table:style-name="ro2">
          <table:table-cell table:style-name="Default" office:value-type="string" calcext:value-type="string">
            <text:p>Array linear protocol</text:p>
          </table:table-cell>
          <table:table-cell table:style-name="Default" office:value-type="string" calcext:value-type="string">
            <text:p>array size = 25</text:p>
          </table:table-cell>
          <table:table-cell table:style-name="ce6" office:value-type="float" office:value="1317829" calcext:value-type="float">
            <text:p>1,317,829</text:p>
          </table:table-cell>
          <table:table-cell table:style-name="ce6" office:value-type="float" office:value="62364" calcext:value-type="float">
            <text:p>62,364</text:p>
          </table:table-cell>
          <table:table-cell table:style-name="ce6" office:value-type="float" office:value="43849" calcext:value-type="float">
            <text:p>43,849</text:p>
          </table:table-cell>
          <table:table-cell table:style-name="ce6" office:value-type="float" office:value="104671" calcext:value-type="float">
            <text:p>104,6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192" calcext:value-type="float">
            <text:p>78,192</text:p>
          </table:table-cell>
          <table:table-cell table:style-name="ce6" table:formula="of:=[.C17]+[.D17]+[.E17]+[.G17]*[.F17]+[.H17]" office:value-type="float" office:value="1711576" calcext:value-type="float">
            <text:p>1,711,576</text:p>
          </table:table-cell>
        </table:table-row>
        <table:table-row table:style-name="ro2">
          <table:table-cell table:style-name="Default" office:value-type="string" calcext:value-type="string">
            <text:p>(two rewards)</text:p>
          </table:table-cell>
          <table:table-cell table:style-name="Default" office:value-type="string" calcext:value-type="string">
            <text:p>array size = 50</text:p>
          </table:table-cell>
          <table:table-cell table:style-name="ce6" office:value-type="float" office:value="1317829" calcext:value-type="float">
            <text:p>1,317,829</text:p>
          </table:table-cell>
          <table:table-cell table:style-name="ce6" office:value-type="float" office:value="62364" calcext:value-type="float">
            <text:p>62,364</text:p>
          </table:table-cell>
          <table:table-cell table:style-name="ce6" office:value-type="float" office:value="43849" calcext:value-type="float">
            <text:p>43,849</text:p>
          </table:table-cell>
          <table:table-cell table:style-name="ce6" office:value-type="float" office:value="104671" calcext:value-type="float">
            <text:p>104,6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3619" calcext:value-type="float">
            <text:p>83,619</text:p>
          </table:table-cell>
          <table:table-cell table:style-name="ce6" table:formula="of:=[.C18]+[.D18]+[.E18]+[.G18]*[.F18]+[.H18]" office:value-type="float" office:value="1717003" calcext:value-type="float">
            <text:p>1,717,003</text:p>
          </table:table-cell>
        </table:table-row>
        <table:table-row table:style-name="ro2">
          <table:table-cell table:style-name="Default" office:value-type="string" calcext:value-type="string">
            <text:p>(no counterexample)</text:p>
          </table:table-cell>
          <table:table-cell table:style-name="Default" office:value-type="string" calcext:value-type="string">
            <text:p>array size = 75</text:p>
          </table:table-cell>
          <table:table-cell table:style-name="ce6" office:value-type="float" office:value="1317829" calcext:value-type="float">
            <text:p>1,317,829</text:p>
          </table:table-cell>
          <table:table-cell table:style-name="ce6" office:value-type="float" office:value="62364" calcext:value-type="float">
            <text:p>62,364</text:p>
          </table:table-cell>
          <table:table-cell table:style-name="ce6" office:value-type="float" office:value="43849" calcext:value-type="float">
            <text:p>43,849</text:p>
          </table:table-cell>
          <table:table-cell table:style-name="ce6" office:value-type="float" office:value="104671" calcext:value-type="float">
            <text:p>104,67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9048" calcext:value-type="float">
            <text:p>89,048</text:p>
          </table:table-cell>
          <table:table-cell table:style-name="ce6" table:formula="of:=[.C19]+[.D19]+[.E19]+[.G19]*[.F19]+[.H19]" office:value-type="float" office:value="1722432" calcext:value-type="float">
            <text:p>1,722,432</text:p>
          </table:table-cell>
        </table:table-row>
        <table:table-row table:style-name="ro2">
          <table:table-cell table:style-name="ce15"/>
          <table:table-cell table:style-name="ce11" office:value-type="string" calcext:value-type="string">
            <text:p>array size = 100</text:p>
          </table:table-cell>
          <table:table-cell table:style-name="ce15" office:value-type="float" office:value="1317829" calcext:value-type="float">
            <text:p>1,317,829</text:p>
          </table:table-cell>
          <table:table-cell table:style-name="ce15" office:value-type="float" office:value="62364" calcext:value-type="float">
            <text:p>62,364</text:p>
          </table:table-cell>
          <table:table-cell table:style-name="ce15" office:value-type="float" office:value="43849" calcext:value-type="float">
            <text:p>43,849</text:p>
          </table:table-cell>
          <table:table-cell table:style-name="ce15" office:value-type="float" office:value="104671" calcext:value-type="float">
            <text:p>104,67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4478" calcext:value-type="float">
            <text:p>94,478</text:p>
          </table:table-cell>
          <table:table-cell table:style-name="ce15" table:formula="of:=[.C20]+[.D20]+[.E20]+[.G20]*[.F20]+[.H20]" office:value-type="float" office:value="1727862" calcext:value-type="float">
            <text:p>1,727,862</text:p>
          </table:table-cell>
        </table:table-row>
        <table:table-row table:style-name="ro2">
          <table:table-cell office:value-type="string" calcext:value-type="string">
            <text:p>Array quadratic on-chain</text:p>
          </table:table-cell>
          <table:table-cell office:value-type="string" calcext:value-type="string">
            <text:p>array size = 15</text:p>
          </table:table-cell>
          <table:table-cell office:value-type="float" office:value="239682" calcext:value-type="float">
            <text:p>239,682</text:p>
          </table:table-cell>
          <table:table-cell table:number-columns-repeated="4"/>
          <table:table-cell office:value-type="float" office:value="92065" calcext:value-type="float">
            <text:p>92,065</text:p>
          </table:table-cell>
          <table:table-cell table:formula="of:=[.C21]+[.D21]+[.E21]+[.G21]*[.F21]+[.H21]" office:value-type="float" office:value="331747" calcext:value-type="float">
            <text:p>331,747</text:p>
          </table:table-cell>
        </table:table-row>
        <table:table-row table:style-name="ro2">
          <table:table-cell/>
          <table:table-cell office:value-type="string" calcext:value-type="string">
            <text:p>array size = 30</text:p>
          </table:table-cell>
          <table:table-cell office:value-type="float" office:value="239682" calcext:value-type="float">
            <text:p>239,682</text:p>
          </table:table-cell>
          <table:table-cell table:number-columns-repeated="4"/>
          <table:table-cell office:value-type="float" office:value="221937" calcext:value-type="float">
            <text:p>221,937</text:p>
          </table:table-cell>
          <table:table-cell table:formula="of:=[.C22]+[.D22]+[.E22]+[.G22]*[.F22]+[.H22]" office:value-type="float" office:value="461619" calcext:value-type="float">
            <text:p>461,619</text:p>
          </table:table-cell>
        </table:table-row>
        <table:table-row table:style-name="ro2">
          <table:table-cell/>
          <table:table-cell office:value-type="string" calcext:value-type="string">
            <text:p>array size = 45</text:p>
          </table:table-cell>
          <table:table-cell office:value-type="float" office:value="239682" calcext:value-type="float">
            <text:p>239,682</text:p>
          </table:table-cell>
          <table:table-cell table:number-columns-repeated="4"/>
          <table:table-cell office:value-type="float" office:value="432813" calcext:value-type="float">
            <text:p>432,813</text:p>
          </table:table-cell>
          <table:table-cell table:formula="of:=[.C23]+[.D23]+[.E23]+[.G23]*[.F23]+[.H23]" office:value-type="float" office:value="672495" calcext:value-type="float">
            <text:p>672,495</text:p>
          </table:table-cell>
        </table:table-row>
        <table:table-row table:style-name="ro2">
          <table:table-cell/>
          <table:table-cell office:value-type="string" calcext:value-type="string">
            <text:p>array size = 60</text:p>
          </table:table-cell>
          <table:table-cell office:value-type="float" office:value="239682" calcext:value-type="float">
            <text:p>239,682</text:p>
          </table:table-cell>
          <table:table-cell table:number-columns-repeated="4"/>
          <table:table-cell office:value-type="float" office:value="724820" calcext:value-type="float">
            <text:p>724,820</text:p>
          </table:table-cell>
          <table:table-cell table:formula="of:=[.C24]+[.D24]+[.E24]+[.G24]*[.F24]+[.H24]" office:value-type="float" office:value="964502" calcext:value-type="float">
            <text:p>964,502</text:p>
          </table:table-cell>
        </table:table-row>
        <table:table-row table:style-name="ro2">
          <table:table-cell table:style-name="Default" office:value-type="string" calcext:value-type="string">
            <text:p>Array quadratic protocol</text:p>
          </table:table-cell>
          <table:table-cell table:style-name="Default" office:value-type="string" calcext:value-type="string">
            <text:p>array size = 15</text:p>
          </table:table-cell>
          <table:table-cell table:style-name="ce6" office:value-type="float" office:value="1384977" calcext:value-type="float">
            <text:p>1,384,977</text:p>
          </table:table-cell>
          <table:table-cell table:style-name="ce6" office:value-type="float" office:value="62341" calcext:value-type="float">
            <text:p>62,341</text:p>
          </table:table-cell>
          <table:table-cell table:style-name="ce6" office:value-type="float" office:value="43826" calcext:value-type="float">
            <text:p>43,826</text:p>
          </table:table-cell>
          <table:table-cell table:style-name="ce6" table:number-columns-repeated="2"/>
          <table:table-cell table:style-name="ce6" office:value-type="float" office:value="59144" calcext:value-type="float">
            <text:p>59,144</text:p>
          </table:table-cell>
          <table:table-cell table:style-name="ce6" table:formula="of:=[.C25]+[.D25]+[.E25]+[.G25]*[.F25]+[.H25]" office:value-type="float" office:value="1550288" calcext:value-type="float">
            <text:p>1,550,288</text:p>
          </table:table-cell>
        </table:table-row>
        <table:table-row table:style-name="ro2">
          <table:table-cell table:style-name="Default" office:value-type="string" calcext:value-type="string">
            <text:p>(no reward)</text:p>
          </table:table-cell>
          <table:table-cell table:style-name="Default" office:value-type="string" calcext:value-type="string">
            <text:p>array size = 30</text:p>
          </table:table-cell>
          <table:table-cell table:style-name="ce6" office:value-type="float" office:value="1384977" calcext:value-type="float">
            <text:p>1,384,977</text:p>
          </table:table-cell>
          <table:table-cell table:style-name="ce6" office:value-type="float" office:value="62341" calcext:value-type="float">
            <text:p>62,341</text:p>
          </table:table-cell>
          <table:table-cell table:style-name="ce6" office:value-type="float" office:value="43826" calcext:value-type="float">
            <text:p>43,826</text:p>
          </table:table-cell>
          <table:table-cell table:style-name="ce6" table:number-columns-repeated="2"/>
          <table:table-cell table:style-name="ce6" office:value-type="float" office:value="73067" calcext:value-type="float">
            <text:p>73,067</text:p>
          </table:table-cell>
          <table:table-cell table:style-name="ce6" table:formula="of:=[.C26]+[.D26]+[.E26]+[.G26]*[.F26]+[.H26]" office:value-type="float" office:value="1564211" calcext:value-type="float">
            <text:p>1,564,211</text:p>
          </table:table-cell>
        </table:table-row>
        <table:table-row table:style-name="ro2">
          <table:table-cell table:style-name="Default" office:value-type="string" calcext:value-type="string">
            <text:p>(no counterexample)</text:p>
          </table:table-cell>
          <table:table-cell table:style-name="Default" office:value-type="string" calcext:value-type="string">
            <text:p>array size = 45</text:p>
          </table:table-cell>
          <table:table-cell table:style-name="ce6" office:value-type="float" office:value="1384977" calcext:value-type="float">
            <text:p>1,384,977</text:p>
          </table:table-cell>
          <table:table-cell table:style-name="ce6" office:value-type="float" office:value="62341" calcext:value-type="float">
            <text:p>62,341</text:p>
          </table:table-cell>
          <table:table-cell table:style-name="ce6" office:value-type="float" office:value="43826" calcext:value-type="float">
            <text:p>43,826</text:p>
          </table:table-cell>
          <table:table-cell table:style-name="ce6" table:number-columns-repeated="2"/>
          <table:table-cell table:style-name="ce6" office:value-type="float" office:value="86992" calcext:value-type="float">
            <text:p>86,992</text:p>
          </table:table-cell>
          <table:table-cell table:style-name="ce6" table:formula="of:=[.C27]+[.D27]+[.E27]+[.G27]*[.F27]+[.H27]" office:value-type="float" office:value="1578136" calcext:value-type="float">
            <text:p>1,578,136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array size = 60</text:p>
          </table:table-cell>
          <table:table-cell table:style-name="ce6" office:value-type="float" office:value="1384977" calcext:value-type="float">
            <text:p>1,384,977</text:p>
          </table:table-cell>
          <table:table-cell table:style-name="ce6" office:value-type="float" office:value="62341" calcext:value-type="float">
            <text:p>62,341</text:p>
          </table:table-cell>
          <table:table-cell table:style-name="ce6" office:value-type="float" office:value="43826" calcext:value-type="float">
            <text:p>43,826</text:p>
          </table:table-cell>
          <table:table-cell table:style-name="ce6" table:number-columns-repeated="2"/>
          <table:table-cell table:style-name="ce6" office:value-type="float" office:value="101050" calcext:value-type="float">
            <text:p>101,050</text:p>
          </table:table-cell>
          <table:table-cell table:style-name="ce6" table:formula="of:=[.C28]+[.D28]+[.E28]+[.G28]*[.F28]+[.H28]" office:value-type="float" office:value="1592194" calcext:value-type="float">
            <text:p>1,592,194</text:p>
          </table:table-cell>
        </table:table-row>
        <table:table-row table:style-name="ro2">
          <table:table-cell office:value-type="string" calcext:value-type="string">
            <text:p>Array quadratic protocol</text:p>
          </table:table-cell>
          <table:table-cell office:value-type="string" calcext:value-type="string">
            <text:p>array size = 15</text:p>
          </table:table-cell>
          <table:table-cell office:value-type="float" office:value="1384977" calcext:value-type="float">
            <text:p>1,384,977</text:p>
          </table:table-cell>
          <table:table-cell office:value-type="float" office:value="62341" calcext:value-type="float">
            <text:p>62,341</text:p>
          </table:table-cell>
          <table:table-cell office:value-type="float" office:value="43826" calcext:value-type="float">
            <text:p>43,826</text:p>
          </table:table-cell>
          <table:table-cell office:value-type="float" office:value="126658" calcext:value-type="float">
            <text:p>126,658</text:p>
          </table:table-cell>
          <table:table-cell office:value-type="float" office:value="2" calcext:value-type="float">
            <text:p>2</text:p>
          </table:table-cell>
          <table:table-cell office:value-type="float" office:value="69487" calcext:value-type="float">
            <text:p>69,487</text:p>
          </table:table-cell>
          <table:table-cell table:formula="of:=[.C29]+[.D29]+[.E29]+[.G29]*[.F29]+[.H29]" office:value-type="float" office:value="1813947" calcext:value-type="float">
            <text:p>1,813,947</text:p>
          </table:table-cell>
        </table:table-row>
        <table:table-row table:style-name="ro2">
          <table:table-cell office:value-type="string" calcext:value-type="string">
            <text:p>(one reward)</text:p>
          </table:table-cell>
          <table:table-cell office:value-type="string" calcext:value-type="string">
            <text:p>array size = 30</text:p>
          </table:table-cell>
          <table:table-cell office:value-type="float" office:value="1384977" calcext:value-type="float">
            <text:p>1,384,977</text:p>
          </table:table-cell>
          <table:table-cell office:value-type="float" office:value="62341" calcext:value-type="float">
            <text:p>62,341</text:p>
          </table:table-cell>
          <table:table-cell office:value-type="float" office:value="43826" calcext:value-type="float">
            <text:p>43,826</text:p>
          </table:table-cell>
          <table:table-cell office:value-type="float" office:value="126658" calcext:value-type="float">
            <text:p>126,658</text:p>
          </table:table-cell>
          <table:table-cell office:value-type="float" office:value="2" calcext:value-type="float">
            <text:p>2</text:p>
          </table:table-cell>
          <table:table-cell office:value-type="float" office:value="76449" calcext:value-type="float">
            <text:p>76,449</text:p>
          </table:table-cell>
          <table:table-cell table:formula="of:=[.C30]+[.D30]+[.E30]+[.G30]*[.F30]+[.H30]" office:value-type="float" office:value="1820909" calcext:value-type="float">
            <text:p>1,820,909</text:p>
          </table:table-cell>
        </table:table-row>
        <table:table-row table:style-name="ro2">
          <table:table-cell office:value-type="string" calcext:value-type="string">
            <text:p>(no counterexample)</text:p>
          </table:table-cell>
          <table:table-cell office:value-type="string" calcext:value-type="string">
            <text:p>array size = 45</text:p>
          </table:table-cell>
          <table:table-cell office:value-type="float" office:value="1384977" calcext:value-type="float">
            <text:p>1,384,977</text:p>
          </table:table-cell>
          <table:table-cell office:value-type="float" office:value="62341" calcext:value-type="float">
            <text:p>62,341</text:p>
          </table:table-cell>
          <table:table-cell office:value-type="float" office:value="43826" calcext:value-type="float">
            <text:p>43,826</text:p>
          </table:table-cell>
          <table:table-cell office:value-type="float" office:value="126658" calcext:value-type="float">
            <text:p>126,658</text:p>
          </table:table-cell>
          <table:table-cell office:value-type="float" office:value="2" calcext:value-type="float">
            <text:p>2</text:p>
          </table:table-cell>
          <table:table-cell office:value-type="float" office:value="83412" calcext:value-type="float">
            <text:p>83,412</text:p>
          </table:table-cell>
          <table:table-cell table:formula="of:=[.C31]+[.D31]+[.E31]+[.G31]*[.F31]+[.H31]" office:value-type="float" office:value="1827872" calcext:value-type="float">
            <text:p>1,827,872</text:p>
          </table:table-cell>
        </table:table-row>
        <table:table-row table:style-name="ro2">
          <table:table-cell table:style-name="ce10"/>
          <table:table-cell table:style-name="ce10" office:value-type="string" calcext:value-type="string">
            <text:p>array size = 60</text:p>
          </table:table-cell>
          <table:table-cell table:style-name="ce14" office:value-type="float" office:value="1384977" calcext:value-type="float">
            <text:p>1,384,977</text:p>
          </table:table-cell>
          <table:table-cell table:style-name="ce14" office:value-type="float" office:value="62341" calcext:value-type="float">
            <text:p>62,341</text:p>
          </table:table-cell>
          <table:table-cell table:style-name="ce14" office:value-type="float" office:value="43826" calcext:value-type="float">
            <text:p>43,826</text:p>
          </table:table-cell>
          <table:table-cell table:style-name="ce14" office:value-type="float" office:value="126658" calcext:value-type="float">
            <text:p>126,6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0441" calcext:value-type="float">
            <text:p>90,441</text:p>
          </table:table-cell>
          <table:table-cell table:style-name="ce14" table:formula="of:=[.C32]+[.D32]+[.E32]+[.G32]*[.F32]+[.H32]" office:value-type="float" office:value="1834901" calcext:value-type="float">
            <text:p>1,834,901</text:p>
          </table:table-cell>
        </table:table-row>
        <table:table-row table:style-name="ro2">
          <table:table-cell table:style-name="ce17" office:value-type="string" calcext:value-type="string">
            <text:p>Array linear hash protocol</text:p>
          </table:table-cell>
          <table:table-cell table:style-name="ce17" office:value-type="string" calcext:value-type="string">
            <text:p>array size = 25</text:p>
          </table:table-cell>
          <table:table-cell table:style-name="ce6" office:value-type="float" office:value="1427607" calcext:value-type="float">
            <text:p>1,427,607</text:p>
          </table:table-cell>
          <table:table-cell table:style-name="ce6" office:value-type="float" office:value="62408" calcext:value-type="float">
            <text:p>62,408</text:p>
          </table:table-cell>
          <table:table-cell table:style-name="ce6" office:value-type="float" office:value="43893" calcext:value-type="float">
            <text:p>43,893</text:p>
          </table:table-cell>
          <table:table-cell table:style-name="ce6" table:number-columns-repeated="2"/>
          <table:table-cell table:style-name="ce6" office:value-type="float" office:value="60399" calcext:value-type="float">
            <text:p>60,399</text:p>
          </table:table-cell>
          <table:table-cell table:style-name="ce6" table:formula="of:=[.C33]+[.D33]+[.E33]+[.G33]*[.F33]+[.H33]" office:value-type="float" office:value="1594307" calcext:value-type="float">
            <text:p>1,594,307</text:p>
          </table:table-cell>
        </table:table-row>
        <table:table-row table:style-name="ro2">
          <table:table-cell table:style-name="ce17" office:value-type="string" calcext:value-type="string">
            <text:p>(no reward)</text:p>
          </table:table-cell>
          <table:table-cell table:style-name="ce17" office:value-type="string" calcext:value-type="string">
            <text:p>array size = 50</text:p>
          </table:table-cell>
          <table:table-cell table:style-name="ce6" office:value-type="float" office:value="1427607" calcext:value-type="float">
            <text:p>1,427,607</text:p>
          </table:table-cell>
          <table:table-cell table:style-name="ce6" office:value-type="float" office:value="62408" calcext:value-type="float">
            <text:p>62,408</text:p>
          </table:table-cell>
          <table:table-cell table:style-name="ce6" office:value-type="float" office:value="43893" calcext:value-type="float">
            <text:p>43,893</text:p>
          </table:table-cell>
          <table:table-cell table:style-name="ce6" table:number-columns-repeated="2"/>
          <table:table-cell table:style-name="ce6" office:value-type="float" office:value="78090" calcext:value-type="float">
            <text:p>78,090</text:p>
          </table:table-cell>
          <table:table-cell table:style-name="ce6" table:formula="of:=[.C34]+[.D34]+[.E34]+[.G34]*[.F34]+[.H34]" office:value-type="float" office:value="1611998" calcext:value-type="float">
            <text:p>1,611,998</text:p>
          </table:table-cell>
        </table:table-row>
        <table:table-row table:style-name="ro2">
          <table:table-cell table:style-name="ce17" office:value-type="string" calcext:value-type="string">
            <text:p>(no counterexample)</text:p>
          </table:table-cell>
          <table:table-cell table:style-name="ce17" office:value-type="string" calcext:value-type="string">
            <text:p>array size = 75</text:p>
          </table:table-cell>
          <table:table-cell table:style-name="ce6" office:value-type="float" office:value="1427607" calcext:value-type="float">
            <text:p>1,427,607</text:p>
          </table:table-cell>
          <table:table-cell table:style-name="ce6" office:value-type="float" office:value="62408" calcext:value-type="float">
            <text:p>62,408</text:p>
          </table:table-cell>
          <table:table-cell table:style-name="ce6" office:value-type="float" office:value="43893" calcext:value-type="float">
            <text:p>43,893</text:p>
          </table:table-cell>
          <table:table-cell table:style-name="ce6" table:number-columns-repeated="2"/>
          <table:table-cell table:style-name="ce6" office:value-type="float" office:value="95791" calcext:value-type="float">
            <text:p>95,791</text:p>
          </table:table-cell>
          <table:table-cell table:style-name="ce6" table:formula="of:=[.C35]+[.D35]+[.E35]+[.G35]*[.F35]+[.H35]" office:value-type="float" office:value="1629699" calcext:value-type="float">
            <text:p>1,629,699</text:p>
          </table:table-cell>
        </table:table-row>
        <table:table-row table:style-name="ro2">
          <table:table-cell table:style-name="ce17"/>
          <table:table-cell table:style-name="ce17" office:value-type="string" calcext:value-type="string">
            <text:p>array size = 100</text:p>
          </table:table-cell>
          <table:table-cell table:style-name="ce6" office:value-type="float" office:value="1427607" calcext:value-type="float">
            <text:p>1,427,607</text:p>
          </table:table-cell>
          <table:table-cell table:style-name="ce6" office:value-type="float" office:value="62408" calcext:value-type="float">
            <text:p>62,408</text:p>
          </table:table-cell>
          <table:table-cell table:style-name="ce6" office:value-type="float" office:value="43893" calcext:value-type="float">
            <text:p>43,893</text:p>
          </table:table-cell>
          <table:table-cell table:style-name="ce6" table:number-columns-repeated="2"/>
          <table:table-cell table:style-name="ce6" office:value-type="float" office:value="113502" calcext:value-type="float">
            <text:p>113,502</text:p>
          </table:table-cell>
          <table:table-cell table:style-name="ce6" table:formula="of:=[.C36]+[.D36]+[.E36]+[.G36]*[.F36]+[.H36]" office:value-type="float" office:value="1647410" calcext:value-type="float">
            <text:p>1,647,410</text:p>
          </table:table-cell>
        </table:table-row>
        <table:table-row table:style-name="ro2">
          <table:table-cell office:value-type="string" calcext:value-type="string">
            <text:p>Array linear hash protocol</text:p>
          </table:table-cell>
          <table:table-cell office:value-type="string" calcext:value-type="string">
            <text:p>array size = 25</text:p>
          </table:table-cell>
          <table:table-cell office:value-type="float" office:value="1427607" calcext:value-type="float">
            <text:p>1,427,607</text:p>
          </table:table-cell>
          <table:table-cell office:value-type="float" office:value="62408" calcext:value-type="float">
            <text:p>62,408</text:p>
          </table:table-cell>
          <table:table-cell office:value-type="float" office:value="43893" calcext:value-type="float">
            <text:p>43,893</text:p>
          </table:table-cell>
          <table:table-cell office:value-type="float" office:value="104693" calcext:value-type="float">
            <text:p>104,693</text:p>
          </table:table-cell>
          <table:table-cell office:value-type="float" office:value="2" calcext:value-type="float">
            <text:p>2</text:p>
          </table:table-cell>
          <table:table-cell office:value-type="float" office:value="65811" calcext:value-type="float">
            <text:p>65,811</text:p>
          </table:table-cell>
          <table:table-cell table:formula="of:=[.C37]+[.D37]+[.E37]+[.G37]*[.F37]+[.H37]" office:value-type="float" office:value="1809105" calcext:value-type="float">
            <text:p>1,809,105</text:p>
          </table:table-cell>
        </table:table-row>
        <table:table-row table:style-name="ro2">
          <table:table-cell office:value-type="string" calcext:value-type="string">
            <text:p>(one reward)</text:p>
          </table:table-cell>
          <table:table-cell office:value-type="string" calcext:value-type="string">
            <text:p>array size = 50</text:p>
          </table:table-cell>
          <table:table-cell office:value-type="float" office:value="1427607" calcext:value-type="float">
            <text:p>1,427,607</text:p>
          </table:table-cell>
          <table:table-cell office:value-type="float" office:value="62408" calcext:value-type="float">
            <text:p>62,408</text:p>
          </table:table-cell>
          <table:table-cell office:value-type="float" office:value="43893" calcext:value-type="float">
            <text:p>43,893</text:p>
          </table:table-cell>
          <table:table-cell office:value-type="float" office:value="104693" calcext:value-type="float">
            <text:p>104,693</text:p>
          </table:table-cell>
          <table:table-cell office:value-type="float" office:value="2" calcext:value-type="float">
            <text:p>2</text:p>
          </table:table-cell>
          <table:table-cell office:value-type="float" office:value="74657" calcext:value-type="float">
            <text:p>74,657</text:p>
          </table:table-cell>
          <table:table-cell table:formula="of:=[.C38]+[.D38]+[.E38]+[.G38]*[.F38]+[.H38]" office:value-type="float" office:value="1817951" calcext:value-type="float">
            <text:p>1,817,951</text:p>
          </table:table-cell>
        </table:table-row>
        <table:table-row table:style-name="ro2">
          <table:table-cell office:value-type="string" calcext:value-type="string">
            <text:p>(no counterexample)</text:p>
          </table:table-cell>
          <table:table-cell office:value-type="string" calcext:value-type="string">
            <text:p>array size = 75</text:p>
          </table:table-cell>
          <table:table-cell office:value-type="float" office:value="1427607" calcext:value-type="float">
            <text:p>1,427,607</text:p>
          </table:table-cell>
          <table:table-cell office:value-type="float" office:value="62408" calcext:value-type="float">
            <text:p>62,408</text:p>
          </table:table-cell>
          <table:table-cell office:value-type="float" office:value="43893" calcext:value-type="float">
            <text:p>43,893</text:p>
          </table:table-cell>
          <table:table-cell office:value-type="float" office:value="104693" calcext:value-type="float">
            <text:p>104,693</text:p>
          </table:table-cell>
          <table:table-cell office:value-type="float" office:value="2" calcext:value-type="float">
            <text:p>2</text:p>
          </table:table-cell>
          <table:table-cell office:value-type="float" office:value="83508" calcext:value-type="float">
            <text:p>83,508</text:p>
          </table:table-cell>
          <table:table-cell table:formula="of:=[.C39]+[.D39]+[.E39]+[.G39]*[.F39]+[.H39]" office:value-type="float" office:value="1826802" calcext:value-type="float">
            <text:p>1,826,802</text:p>
          </table:table-cell>
        </table:table-row>
        <table:table-row table:style-name="ro2">
          <table:table-cell table:style-name="ce12"/>
          <table:table-cell table:style-name="ce12" office:value-type="string" calcext:value-type="string">
            <text:p>array size = 100</text:p>
          </table:table-cell>
          <table:table-cell table:style-name="ce23" office:value-type="float" office:value="1427607" calcext:value-type="float">
            <text:p>1,427,607</text:p>
          </table:table-cell>
          <table:table-cell table:style-name="ce23" office:value-type="float" office:value="62408" calcext:value-type="float">
            <text:p>62,408</text:p>
          </table:table-cell>
          <table:table-cell table:style-name="ce23" office:value-type="float" office:value="43893" calcext:value-type="float">
            <text:p>43,893</text:p>
          </table:table-cell>
          <table:table-cell table:style-name="ce23" office:value-type="float" office:value="104693" calcext:value-type="float">
            <text:p>104,69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94727" calcext:value-type="float">
            <text:p>94,727</text:p>
          </table:table-cell>
          <table:table-cell table:formula="of:=[.C40]+[.D40]+[.E40]+[.G40]*[.F40]+[.H40]" office:value-type="float" office:value="1838021" calcext:value-type="float">
            <text:p>1,838,021</text:p>
          </table:table-cell>
        </table:table-row>
        <table:table-row table:style-name="ro2">
          <table:table-cell table:style-name="ce17" office:value-type="string" calcext:value-type="string">
            <text:p>Array linear hash protocol</text:p>
          </table:table-cell>
          <table:table-cell table:style-name="ce17" office:value-type="string" calcext:value-type="string">
            <text:p>array size = 25</text:p>
          </table:table-cell>
          <table:table-cell table:style-name="ce25" office:value-type="float" office:value="1427607" calcext:value-type="float">
            <text:p>1,427,607</text:p>
          </table:table-cell>
          <table:table-cell table:style-name="ce25" office:value-type="float" office:value="62408" calcext:value-type="float">
            <text:p>62,408</text:p>
          </table:table-cell>
          <table:table-cell table:style-name="ce25" office:value-type="float" office:value="43893" calcext:value-type="float">
            <text:p>43,893</text:p>
          </table:table-cell>
          <table:table-cell table:style-name="ce25" office:value-type="float" office:value="104693" calcext:value-type="float">
            <text:p>104,69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2223" calcext:value-type="float">
            <text:p>82,223</text:p>
          </table:table-cell>
          <table:table-cell table:style-name="ce6" table:formula="of:=[.C41]+[.D41]+[.E41]+[.G41]*[.F41]+[.H41]" office:value-type="float" office:value="1825517" calcext:value-type="float">
            <text:p>1,825,517</text:p>
          </table:table-cell>
        </table:table-row>
        <table:table-row table:style-name="ro2">
          <table:table-cell table:style-name="ce17" office:value-type="string" calcext:value-type="string">
            <text:p>(one reward)</text:p>
          </table:table-cell>
          <table:table-cell table:style-name="ce17" office:value-type="string" calcext:value-type="string">
            <text:p>array size = 50</text:p>
          </table:table-cell>
          <table:table-cell table:style-name="ce25" office:value-type="float" office:value="1427607" calcext:value-type="float">
            <text:p>1,427,607</text:p>
          </table:table-cell>
          <table:table-cell table:style-name="ce25" office:value-type="float" office:value="62408" calcext:value-type="float">
            <text:p>62,408</text:p>
          </table:table-cell>
          <table:table-cell table:style-name="ce25" office:value-type="float" office:value="43893" calcext:value-type="float">
            <text:p>43,893</text:p>
          </table:table-cell>
          <table:table-cell table:style-name="ce25" office:value-type="float" office:value="104693" calcext:value-type="float">
            <text:p>104,69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1069" calcext:value-type="float">
            <text:p>91,069</text:p>
          </table:table-cell>
          <table:table-cell table:style-name="ce6" table:formula="of:=[.C42]+[.D42]+[.E42]+[.G42]*[.F42]+[.H42]" office:value-type="float" office:value="1834363" calcext:value-type="float">
            <text:p>1,834,363</text:p>
          </table:table-cell>
        </table:table-row>
        <table:table-row table:style-name="ro2">
          <table:table-cell table:style-name="ce17" office:value-type="string" calcext:value-type="string">
            <text:p>(no counterexample)</text:p>
          </table:table-cell>
          <table:table-cell table:style-name="ce17" office:value-type="string" calcext:value-type="string">
            <text:p>array size = 75</text:p>
          </table:table-cell>
          <table:table-cell table:style-name="ce25" office:value-type="float" office:value="1427607" calcext:value-type="float">
            <text:p>1,427,607</text:p>
          </table:table-cell>
          <table:table-cell table:style-name="ce25" office:value-type="float" office:value="62408" calcext:value-type="float">
            <text:p>62,408</text:p>
          </table:table-cell>
          <table:table-cell table:style-name="ce25" office:value-type="float" office:value="43893" calcext:value-type="float">
            <text:p>43,893</text:p>
          </table:table-cell>
          <table:table-cell table:style-name="ce25" office:value-type="float" office:value="104693" calcext:value-type="float">
            <text:p>104,69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9920" calcext:value-type="float">
            <text:p>99,920</text:p>
          </table:table-cell>
          <table:table-cell table:style-name="ce6" table:formula="of:=[.C43]+[.D43]+[.E43]+[.G43]*[.F43]+[.H43]" office:value-type="float" office:value="1843214" calcext:value-type="float">
            <text:p>1,843,214</text:p>
          </table:table-cell>
        </table:table-row>
        <table:table-row table:style-name="ro2">
          <table:table-cell table:style-name="ce18"/>
          <table:table-cell table:style-name="ce20" office:value-type="string" calcext:value-type="string">
            <text:p>array size = 100</text:p>
          </table:table-cell>
          <table:table-cell table:style-name="ce18" office:value-type="float" office:value="1427607" calcext:value-type="float">
            <text:p>1,427,607</text:p>
          </table:table-cell>
          <table:table-cell table:style-name="ce18" office:value-type="float" office:value="62408" calcext:value-type="float">
            <text:p>62,408</text:p>
          </table:table-cell>
          <table:table-cell table:style-name="ce18" office:value-type="float" office:value="43893" calcext:value-type="float">
            <text:p>43,893</text:p>
          </table:table-cell>
          <table:table-cell table:style-name="ce18" office:value-type="float" office:value="104693" calcext:value-type="float">
            <text:p>104,69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8777" calcext:value-type="float">
            <text:p>108,777</text:p>
          </table:table-cell>
          <table:table-cell table:style-name="ce15" table:formula="of:=[.C44]+[.D44]+[.E44]+[.G44]*[.F44]+[.H44]" office:value-type="float" office:value="1852071" calcext:value-type="float">
            <text:p>1,852,071</text:p>
          </table:table-cell>
        </table:table-row>
        <table:table-row table:style-name="ro2">
          <table:table-cell office:value-type="string" calcext:value-type="string">
            <text:p>Parameter on-chain</text:p>
          </table:table-cell>
          <table:table-cell office:value-type="string" calcext:value-type="string">
            <text:p>prime = 11</text:p>
          </table:table-cell>
          <table:table-cell office:value-type="float" office:value="269826" calcext:value-type="float">
            <text:p>269,826</text:p>
          </table:table-cell>
          <table:table-cell table:number-columns-repeated="4"/>
          <table:table-cell office:value-type="float" office:value="45756" calcext:value-type="float">
            <text:p>45,756</text:p>
          </table:table-cell>
          <table:table-cell table:formula="of:=[.C45]+[.D45]+[.E45]+[.G45]*[.F45]+[.H45]" office:value-type="float" office:value="315582" calcext:value-type="float">
            <text:p>315,582</text:p>
          </table:table-cell>
        </table:table-row>
        <table:table-row table:style-name="ro2">
          <table:table-cell/>
          <table:table-cell office:value-type="string" calcext:value-type="string">
            <text:p>prime = 829</text:p>
          </table:table-cell>
          <table:table-cell office:value-type="float" office:value="269826" calcext:value-type="float">
            <text:p>269,826</text:p>
          </table:table-cell>
          <table:table-cell table:number-columns-repeated="4"/>
          <table:table-cell office:value-type="float" office:value="359114" calcext:value-type="float">
            <text:p>359,114</text:p>
          </table:table-cell>
          <table:table-cell table:formula="of:=[.C46]+[.D46]+[.E46]+[.G46]*[.F46]+[.H46]" office:value-type="float" office:value="628940" calcext:value-type="float">
            <text:p>628,940</text:p>
          </table:table-cell>
        </table:table-row>
        <table:table-row table:style-name="ro2">
          <table:table-cell/>
          <table:table-cell office:value-type="string" calcext:value-type="string">
            <text:p>prime = 1667</text:p>
          </table:table-cell>
          <table:table-cell office:value-type="float" office:value="269826" calcext:value-type="float">
            <text:p>269,826</text:p>
          </table:table-cell>
          <table:table-cell table:number-columns-repeated="4"/>
          <table:table-cell office:value-type="float" office:value="680068" calcext:value-type="float">
            <text:p>680,068</text:p>
          </table:table-cell>
          <table:table-cell table:formula="of:=[.C47]+[.D47]+[.E47]+[.G47]*[.F47]+[.H47]" office:value-type="float" office:value="949894" calcext:value-type="float">
            <text:p>949,894</text:p>
          </table:table-cell>
        </table:table-row>
        <table:table-row table:style-name="ro2">
          <table:table-cell/>
          <table:table-cell office:value-type="string" calcext:value-type="string">
            <text:p>prime = 2503</text:p>
          </table:table-cell>
          <table:table-cell office:value-type="float" office:value="269826" calcext:value-type="float">
            <text:p>269,826</text:p>
          </table:table-cell>
          <table:table-cell table:number-columns-repeated="4"/>
          <table:table-cell office:value-type="float" office:value="1000256" calcext:value-type="float">
            <text:p>1,000,256</text:p>
          </table:table-cell>
          <table:table-cell table:formula="of:=[.C48]+[.D48]+[.E48]+[.G48]*[.F48]+[.H48]" office:value-type="float" office:value="1270082" calcext:value-type="float">
            <text:p>1,270,082</text:p>
          </table:table-cell>
        </table:table-row>
        <table:table-row table:style-name="ro2">
          <table:table-cell table:style-name="Default" office:value-type="string" calcext:value-type="string">
            <text:p>Parameter protocol</text:p>
          </table:table-cell>
          <table:table-cell table:style-name="Default" office:value-type="string" calcext:value-type="string">
            <text:p>prime = 11</text:p>
          </table:table-cell>
          <table:table-cell table:style-name="ce25" office:value-type="float" office:value="1100501" calcext:value-type="float">
            <text:p>1,100,501</text:p>
          </table:table-cell>
          <table:table-cell table:style-name="ce25" office:value-type="float" office:value="62297" calcext:value-type="float">
            <text:p>62,297</text:p>
          </table:table-cell>
          <table:table-cell table:style-name="ce25" office:value-type="float" office:value="43785" calcext:value-type="float">
            <text:p>43,78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0898" calcext:value-type="float">
            <text:p>40,898</text:p>
          </table:table-cell>
          <table:table-cell table:style-name="ce6" table:formula="of:=[.C49]+[.D49]+[.E49]+[.G49]*[.F49]+[.H49]" office:value-type="float" office:value="1247481" calcext:value-type="float">
            <text:p>1,247,481</text:p>
          </table:table-cell>
        </table:table-row>
        <table:table-row table:style-name="ro2">
          <table:table-cell table:style-name="Default" office:value-type="string" calcext:value-type="string">
            <text:p>(no reward)</text:p>
          </table:table-cell>
          <table:table-cell table:style-name="Default" office:value-type="string" calcext:value-type="string">
            <text:p>prime = 829</text:p>
          </table:table-cell>
          <table:table-cell table:style-name="ce25" office:value-type="float" office:value="1100501" calcext:value-type="float">
            <text:p>1,100,501</text:p>
          </table:table-cell>
          <table:table-cell table:style-name="ce25" office:value-type="float" office:value="62297" calcext:value-type="float">
            <text:p>62,297</text:p>
          </table:table-cell>
          <table:table-cell table:style-name="ce25" office:value-type="float" office:value="43785" calcext:value-type="float">
            <text:p>43,78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0962" calcext:value-type="float">
            <text:p>40,962</text:p>
          </table:table-cell>
          <table:table-cell table:style-name="ce6" table:formula="of:=[.C50]+[.D50]+[.E50]+[.G50]*[.F50]+[.H50]" office:value-type="float" office:value="1247545" calcext:value-type="float">
            <text:p>1,247,545</text:p>
          </table:table-cell>
        </table:table-row>
        <table:table-row table:style-name="ro2">
          <table:table-cell table:style-name="Default" office:value-type="string" calcext:value-type="string">
            <text:p>(no counterexample)</text:p>
          </table:table-cell>
          <table:table-cell table:style-name="Default" office:value-type="string" calcext:value-type="string">
            <text:p>prime = 1667</text:p>
          </table:table-cell>
          <table:table-cell table:style-name="ce25" office:value-type="float" office:value="1100501" calcext:value-type="float">
            <text:p>1,100,501</text:p>
          </table:table-cell>
          <table:table-cell table:style-name="ce25" office:value-type="float" office:value="62297" calcext:value-type="float">
            <text:p>62,297</text:p>
          </table:table-cell>
          <table:table-cell table:style-name="ce25" office:value-type="float" office:value="43785" calcext:value-type="float">
            <text:p>43,78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0962" calcext:value-type="float">
            <text:p>40,962</text:p>
          </table:table-cell>
          <table:table-cell table:style-name="ce6" table:formula="of:=[.C51]+[.D51]+[.E51]+[.G51]*[.F51]+[.H51]" office:value-type="float" office:value="1247545" calcext:value-type="float">
            <text:p>1,247,545</text:p>
          </table:table-cell>
        </table:table-row>
        <table:table-row table:style-name="ro2">
          <table:table-cell table:style-name="Default"/>
          <table:table-cell table:style-name="Default" office:value-type="string" calcext:value-type="string">
            <text:p>prime = 2503</text:p>
          </table:table-cell>
          <table:table-cell table:style-name="ce25" office:value-type="float" office:value="1100501" calcext:value-type="float">
            <text:p>1,100,501</text:p>
          </table:table-cell>
          <table:table-cell table:style-name="ce25" office:value-type="float" office:value="62297" calcext:value-type="float">
            <text:p>62,297</text:p>
          </table:table-cell>
          <table:table-cell table:style-name="ce25" office:value-type="float" office:value="43785" calcext:value-type="float">
            <text:p>43,78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0962" calcext:value-type="float">
            <text:p>40,962</text:p>
          </table:table-cell>
          <table:table-cell table:style-name="ce6" table:formula="of:=[.C52]+[.D52]+[.E52]+[.G52]*[.F52]+[.H52]" office:value-type="float" office:value="1247545" calcext:value-type="float">
            <text:p>1,247,545</text:p>
          </table:table-cell>
        </table:table-row>
        <table:table-row table:style-name="ro2">
          <table:table-cell office:value-type="string" calcext:value-type="string">
            <text:p>Parameter protocol</text:p>
          </table:table-cell>
          <table:table-cell office:value-type="string" calcext:value-type="string">
            <text:p>prime = 11</text:p>
          </table:table-cell>
          <table:table-cell office:value-type="float" office:value="1100501" calcext:value-type="float">
            <text:p>1,100,501</text:p>
          </table:table-cell>
          <table:table-cell office:value-type="float" office:value="62297" calcext:value-type="float">
            <text:p>62,297</text:p>
          </table:table-cell>
          <table:table-cell office:value-type="float" office:value="43785" calcext:value-type="float">
            <text:p>43,785</text:p>
          </table:table-cell>
          <table:table-cell office:value-type="float" office:value="104671" calcext:value-type="float">
            <text:p>104,671</text:p>
          </table:table-cell>
          <table:table-cell office:value-type="float" office:value="2" calcext:value-type="float">
            <text:p>2</text:p>
          </table:table-cell>
          <table:table-cell office:value-type="float" office:value="54294" calcext:value-type="float">
            <text:p>54,294</text:p>
          </table:table-cell>
          <table:table-cell table:formula="of:=[.C53]+[.D53]+[.E53]+[.G53]*[.F53]+[.H53]" office:value-type="float" office:value="1470219" calcext:value-type="float">
            <text:p>1,470,219</text:p>
          </table:table-cell>
        </table:table-row>
        <table:table-row table:style-name="ro2">
          <table:table-cell office:value-type="string" calcext:value-type="string">
            <text:p>(one reward)</text:p>
          </table:table-cell>
          <table:table-cell office:value-type="string" calcext:value-type="string">
            <text:p>prime = 829</text:p>
          </table:table-cell>
          <table:table-cell office:value-type="float" office:value="1100501" calcext:value-type="float">
            <text:p>1,100,501</text:p>
          </table:table-cell>
          <table:table-cell office:value-type="float" office:value="62297" calcext:value-type="float">
            <text:p>62,297</text:p>
          </table:table-cell>
          <table:table-cell office:value-type="float" office:value="43785" calcext:value-type="float">
            <text:p>43,785</text:p>
          </table:table-cell>
          <table:table-cell office:value-type="float" office:value="104671" calcext:value-type="float">
            <text:p>104,671</text:p>
          </table:table-cell>
          <table:table-cell office:value-type="float" office:value="2" calcext:value-type="float">
            <text:p>2</text:p>
          </table:table-cell>
          <table:table-cell office:value-type="float" office:value="54326" calcext:value-type="float">
            <text:p>54,326</text:p>
          </table:table-cell>
          <table:table-cell table:formula="of:=[.C54]+[.D54]+[.E54]+[.G54]*[.F54]+[.H54]" office:value-type="float" office:value="1470251" calcext:value-type="float">
            <text:p>1,470,251</text:p>
          </table:table-cell>
        </table:table-row>
        <table:table-row table:style-name="ro2">
          <table:table-cell office:value-type="string" calcext:value-type="string">
            <text:p>(no counterexample)</text:p>
          </table:table-cell>
          <table:table-cell office:value-type="string" calcext:value-type="string">
            <text:p>prime = 1667</text:p>
          </table:table-cell>
          <table:table-cell office:value-type="float" office:value="1100501" calcext:value-type="float">
            <text:p>1,100,501</text:p>
          </table:table-cell>
          <table:table-cell office:value-type="float" office:value="62297" calcext:value-type="float">
            <text:p>62,297</text:p>
          </table:table-cell>
          <table:table-cell office:value-type="float" office:value="43785" calcext:value-type="float">
            <text:p>43,785</text:p>
          </table:table-cell>
          <table:table-cell office:value-type="float" office:value="104671" calcext:value-type="float">
            <text:p>104,671</text:p>
          </table:table-cell>
          <table:table-cell office:value-type="float" office:value="2" calcext:value-type="float">
            <text:p>2</text:p>
          </table:table-cell>
          <table:table-cell office:value-type="float" office:value="54326" calcext:value-type="float">
            <text:p>54,326</text:p>
          </table:table-cell>
          <table:table-cell table:formula="of:=[.C55]+[.D55]+[.E55]+[.G55]*[.F55]+[.H55]" office:value-type="float" office:value="1470251" calcext:value-type="float">
            <text:p>1,470,251</text:p>
          </table:table-cell>
        </table:table-row>
        <table:table-row table:style-name="ro2">
          <table:table-cell table:style-name="ce10"/>
          <table:table-cell table:style-name="ce10" office:value-type="string" calcext:value-type="string">
            <text:p>prime = 2503</text:p>
          </table:table-cell>
          <table:table-cell table:style-name="ce14" office:value-type="float" office:value="1100501" calcext:value-type="float">
            <text:p>1,100,501</text:p>
          </table:table-cell>
          <table:table-cell table:style-name="ce14" office:value-type="float" office:value="62297" calcext:value-type="float">
            <text:p>62,297</text:p>
          </table:table-cell>
          <table:table-cell table:style-name="ce14" office:value-type="float" office:value="43785" calcext:value-type="float">
            <text:p>43,785</text:p>
          </table:table-cell>
          <table:table-cell table:style-name="ce14" office:value-type="float" office:value="104671" calcext:value-type="float">
            <text:p>104,6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4326" calcext:value-type="float">
            <text:p>54,326</text:p>
          </table:table-cell>
          <table:table-cell table:style-name="ce14" table:formula="of:=[.C56]+[.D56]+[.E56]+[.G56]*[.F56]+[.H56]" office:value-type="float" office:value="1470251" calcext:value-type="float">
            <text:p>1,470,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6:40:52.103210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6T17:29:22.155413550</meta:creation-date>
    <dc:date>2021-05-24T00:01:32.042379694</dc:date>
    <meta:editing-duration>PT3H21M15S</meta:editing-duration>
    <meta:editing-cycles>28</meta:editing-cycles>
    <meta:generator>LibreOffice/7.0.5.2$Linux_X86_64 LibreOffice_project/00$Build-2</meta:generator>
    <meta:document-statistic meta:table-count="1" meta:cell-count="385" meta:object-count="0"/>
  </office:meta>
</office:document-meta>
</file>